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4.21216666666667cm" style:use-optimal-column-width="true"/>
    </style:style>
    <style:style style:name="co2" style:family="table-column">
      <style:table-column-properties fo:break-before="auto" style:column-width="4.3815cm"/>
    </style:style>
    <style:style style:name="co3" style:family="table-column">
      <style:table-column-properties fo:break-before="auto" style:column-width="17.8223333333333cm"/>
    </style:style>
    <style:style style:name="co4" style:family="table-column">
      <style:table-column-properties fo:break-before="auto" style:column-width="6.45583333333333cm" style:use-optimal-column-width="true"/>
    </style:style>
    <style:style style:name="co5" style:family="table-column">
      <style:table-column-properties fo:break-before="auto" style:column-width="2.349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4.0005cm"/>
    </style:style>
    <style:style style:name="co8" style:family="table-column">
      <style:table-column-properties fo:break-before="auto" style:column-width="2.37066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3.8006666666667cm" style:use-optimal-column-width="true"/>
    </style:style>
    <style:style style:name="co11" style:family="table-column">
      <style:table-column-properties fo:break-before="auto" style:column-width="9.7578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lutions_Development_Spe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6374" table:default-cell-style-name="ce1"/>
        <table:table-row table:style-name="ro1">
          <table:table-cell office:value-type="string" table:style-name="ce1">
            <text:p>Tab</text:p>
          </table:table-cell>
          <table:table-cell office:value-type="string" table:style-name="ce1">
            <text:p>Section</text:p>
          </table:table-cell>
          <table:table-cell office:value-type="string" table:style-name="ce1">
            <text:p>Field Name</text:p>
          </table:table-cell>
          <table:table-cell office:value-type="string" table:style-name="ce1">
            <text:p>HTML Field Name</text:p>
          </table:table-cell>
          <table:table-cell office:value-type="string" table:style-name="ce1">
            <text:p>Cardinality</text:p>
          </table:table-cell>
          <table:table-cell office:value-type="string" table:style-name="ce1">
            <text:p>Input Type</text:p>
          </table:table-cell>
          <table:table-cell office:value-type="string" table:style-name="ce1">
            <text:p>Input Options</text:p>
          </table:table-cell>
          <table:table-cell office:value-type="string" table:style-name="ce1">
            <text:p>Read only?</text:p>
          </table:table-cell>
          <table:table-cell office:value-type="string" table:style-name="ce1">
            <text:p>Access</text:p>
          </table:table-cell>
          <table:table-cell office:value-type="string" table:style-name="ce1">
            <text:p>Comment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Demographics</text:p>
          </table:table-cell>
          <table:table-cell office:value-type="string" table:style-name="ce1">
            <text:p>NHS No</text:p>
          </table:table-cell>
          <table:table-cell office:value-type="string" table:style-name="ce1">
            <text:p>patient_nhsNo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Demographics</text:p>
          </table:table-cell>
          <table:table-cell office:value-type="string" table:style-name="ce1">
            <text:p>Hospital No</text:p>
          </table:table-cell>
          <table:table-cell office:value-type="string" table:style-name="ce1">
            <text:p>patient_mrn</text:p>
          </table:table-cell>
          <table:table-cell office:value-type="string" table:style-name="ce1">
            <text:p>1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Demographics</text:p>
          </table:table-cell>
          <table:table-cell office:value-type="string" table:style-name="ce1">
            <text:p>Surname</text:p>
          </table:table-cell>
          <table:table-cell office:value-type="string" table:style-name="ce1">
            <text:p>patient_surnam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Demographics</text:p>
          </table:table-cell>
          <table:table-cell office:value-type="string" table:style-name="ce1">
            <text:p>Forename</text:p>
          </table:table-cell>
          <table:table-cell office:value-type="string" table:style-name="ce1">
            <text:p>patient_forenam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Demographics</text:p>
          </table:table-cell>
          <table:table-cell office:value-type="string" table:style-name="ce1">
            <text:p>DoB</text:p>
          </table:table-cell>
          <table:table-cell office:value-type="string" table:style-name="ce1">
            <text:p>patient_dob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Demographics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patient_gender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Demographics</text:p>
          </table:table-cell>
          <table:table-cell office:value-type="string" table:style-name="ce1">
            <text:p>Line</text:p>
          </table:table-cell>
          <table:table-cell office:value-type="string" table:style-name="ce1">
            <text:p>patient_addressLine[index+1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Demographics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patient_addressCity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Demographics</text:p>
          </table:table-cell>
          <table:table-cell office:value-type="string" table:style-name="ce1">
            <text:p>County</text:p>
          </table:table-cell>
          <table:table-cell office:value-type="string" table:style-name="ce1">
            <text:p>patient_addressDistrict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Demographics</text:p>
          </table:table-cell>
          <table:table-cell office:value-type="string" table:style-name="ce1">
            <text:p>Postcode</text:p>
          </table:table-cell>
          <table:table-cell office:value-type="string" table:style-name="ce1">
            <text:p>patient_addressPostalCod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Demographics</text:p>
          </table:table-cell>
          <table:table-cell office:value-type="string" table:style-name="ce1">
            <text:p>Accommodation Type</text:p>
          </table:table-cell>
          <table:table-cell office:value-type="string" table:style-name="ce1">
            <text:p>patient_addressAccommodationTyp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, 'Home', 'No Fixed Abode', 'Nursing Home', 'Residential Home', 'Sheltered/Warden Controlled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GP</text:p>
          </table:table-cell>
          <table:table-cell office:value-type="string" table:style-name="ce1">
            <text:p>GP ID</text:p>
          </table:table-cell>
          <table:table-cell office:value-type="string" table:style-name="ce1">
            <text:p>gp_id</text:p>
          </table:table-cell>
          <table:table-cell office:value-type="string" table:style-name="ce1">
            <text:p>1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GP</text:p>
          </table:table-cell>
          <table:table-cell office:value-type="string" table:style-name="ce1">
            <text:p>GP Name</text:p>
          </table:table-cell>
          <table:table-cell office:value-type="string" table:style-name="ce1">
            <text:p>gp_nam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GP</text:p>
          </table:table-cell>
          <table:table-cell office:value-type="string" table:style-name="ce1">
            <text:p>GP Address</text:p>
          </table:table-cell>
          <table:table-cell office:value-type="string" table:style-name="ce1">
            <text:p>gp_address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dmission</text:p>
          </table:table-cell>
          <table:table-cell office:value-type="string" table:style-name="ce1">
            <text:p>Admission Details</text:p>
          </table:table-cell>
          <table:table-cell office:value-type="string" table:style-name="ce1">
            <text:p>Admission Date/Time</text:p>
          </table:table-cell>
          <table:table-cell office:value-type="string" table:style-name="ce1">
            <text:p>admission_datetim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dmission</text:p>
          </table:table-cell>
          <table:table-cell office:value-type="string" table:style-name="ce1">
            <text:p>Admission Details</text:p>
          </table:table-cell>
          <table:table-cell office:value-type="string" table:style-name="ce1">
            <text:p>Admitting Specialty</text:p>
          </table:table-cell>
          <table:table-cell office:value-type="string" table:style-name="ce1">
            <text:p>admission_specialty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dmission</text:p>
          </table:table-cell>
          <table:table-cell office:value-type="string" table:style-name="ce1">
            <text:p>Admission Details</text:p>
          </table:table-cell>
          <table:table-cell office:value-type="string" table:style-name="ce1">
            <text:p>Admission Method</text:p>
          </table:table-cell>
          <table:table-cell office:value-type="string" table:style-name="ce1">
            <text:p>admission_method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dmission</text:p>
          </table:table-cell>
          <table:table-cell office:value-type="string" table:style-name="ce1">
            <text:p>Admission Details</text:p>
          </table:table-cell>
          <table:table-cell office:value-type="string" table:style-name="ce1">
            <text:p>Admitting Consultant</text:p>
          </table:table-cell>
          <table:table-cell office:value-type="string" table:style-name="ce1">
            <text:p>admission_careProvider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dmission</text:p>
          </table:table-cell>
          <table:table-cell office:value-type="string" table:style-name="ce1">
            <text:p>Admission Details</text:p>
          </table:table-cell>
          <table:table-cell office:value-type="string" table:style-name="ce1">
            <text:p>Admitting Ward</text:p>
          </table:table-cell>
          <table:table-cell office:value-type="string" table:style-name="ce1">
            <text:p>admission_ward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dmission</text:p>
          </table:table-cell>
          <table:table-cell office:value-type="string" table:style-name="ce1">
            <text:p>Admission Details</text:p>
          </table:table-cell>
          <table:table-cell office:value-type="string" table:style-name="ce1">
            <text:p>Source of Admission</text:p>
          </table:table-cell>
          <table:table-cell office:value-type="string" table:style-name="ce1">
            <text:p>admission_sourc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Clinical Details</text:p>
          </table:table-cell>
          <table:table-cell office:value-type="string" table:style-name="ce1">
            <text:p>Reason For Admission</text:p>
          </table:table-cell>
          <table:table-cell office:value-type="string" table:style-name="ce1">
            <text:p>clinical_admissionReason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Diagnosis</text:p>
          </table:table-cell>
          <table:table-cell office:value-type="string" table:style-name="ce1">
            <text:p>Initial Diagnosis</text:p>
          </table:table-cell>
          <table:table-cell office:value-type="string" table:style-name="ce1">
            <text:p>clinical_initialPresentation</text:p>
          </table:table-cell>
          <table:table-cell office:value-type="string" table:style-name="ce1">
            <text:p>1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Diagnosis</text:p>
          </table:table-cell>
          <table:table-cell office:value-type="string" table:style-name="ce1">
            <text:p>Pre-existing Medical Conditions and Past Medical History</text:p>
          </table:table-cell>
          <table:table-cell office:value-type="string" table:style-name="ce1">
            <text:p>clinical_preexistingConditions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Diagnosis</text:p>
          </table:table-cell>
          <table:table-cell office:value-type="string" table:style-name="ce1">
            <text:p>Significant Investigations, Procedures, and Results</text:p>
          </table:table-cell>
          <table:table-cell office:value-type="string" table:style-name="ce1">
            <text:p>clinical_significantInvestigations</text:p>
          </table:table-cell>
          <table:table-cell office:value-type="string" table:style-name="ce1">
            <text:p>1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Diagnosis</text:p>
          </table:table-cell>
          <table:table-cell office:value-type="string" table:style-name="ce1">
            <text:p>Clinical Summary</text:p>
          </table:table-cell>
          <table:table-cell office:value-type="string" table:style-name="ce1">
            <text:p>clinical_conditionManagement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Diagnosis</text:p>
          </table:table-cell>
          <table:table-cell office:value-type="string" table:style-name="ce1">
            <text:p>Patient's Concerns, Expectations, and Wishes</text:p>
          </table:table-cell>
          <table:table-cell office:value-type="string" table:style-name="ce1">
            <text:p>clinical_patientConcerns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Diagnosis</text:p>
          </table:table-cell>
          <table:table-cell office:value-type="string" table:style-name="ce1">
            <text:p>Adverse Incidents and Complications</text:p>
          </table:table-cell>
          <table:table-cell office:value-type="string" table:style-name="ce2">
            <text:p>clinical_adverseIncidents</text:p>
          </table:table-cell>
          <table:table-cell office:value-type="string" table:style-name="ce2">
            <text:p>0..1</text:p>
          </table:table-cell>
          <table:table-cell office:value-type="string" table:style-name="ce2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Diagnosis</text:p>
          </table:table-cell>
          <table:table-cell office:value-type="string" table:style-name="ce1">
            <text:p>Rockwood Frailty Score</text:p>
          </table:table-cell>
          <table:table-cell office:value-type="string" table:style-name="ce2">
            <text:p>clinical_rfs_score</text:p>
          </table:table-cell>
          <table:table-cell office:value-type="string" table:style-name="ce2">
            <text:p>0..1</text:p>
          </table:table-cell>
          <table:table-cell office:value-type="string" table:style-name="ce2">
            <text:p>number</text:p>
          </table:table-cell>
          <table:table-cell office:value-type="string" table:style-name="ce2">
            <text:p>min 1, max 9</text:p>
          </table:table-cell>
          <table:table-cell office:value-type="boolean" office:boolean-value="false" table:style-name="ce2">
            <text:p>FALSE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Falls</text:p>
          </table:table-cell>
          <table:table-cell office:value-type="string" table:style-name="ce1">
            <text:p>Has a falls assessment for the patient taken place?</text:p>
          </table:table-cell>
          <table:table-cell office:value-type="string" table:style-name="ce2">
            <text:p>clinical_fallsAssessment</text:p>
          </table:table-cell>
          <table:table-cell office:value-type="string" table:style-name="ce2">
            <text:p>0..1</text:p>
          </table:table-cell>
          <table:table-cell office:value-type="string" table:style-name="ce2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Acute Kidney Injury</text:p>
          </table:table-cell>
          <table:table-cell office:value-type="string" table:style-name="ce1">
            <text:p>Has the patient suffered an Acute Kidney Injury (AKI)?</text:p>
          </table:table-cell>
          <table:table-cell office:value-type="string" table:style-name="ce1">
            <text:p>clinical_aki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Acute Kidney Injury</text:p>
          </table:table-cell>
          <table:table-cell office:value-type="string" table:style-name="ce1">
            <text:p>AKI Present on admission?</text:p>
          </table:table-cell>
          <table:table-cell office:value-type="string" table:style-name="ce1">
            <text:p>clinical_akiPresent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string" table:style-name="ce1">
            <text:p>Only visible if user selects 'Yes' in clinical_aki select menu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Acute Kidney Injury</text:p>
          </table:table-cell>
          <table:table-cell office:value-type="string" table:style-name="ce1">
            <text:p>AKI Hospital acquired?</text:p>
          </table:table-cell>
          <table:table-cell office:value-type="string" table:style-name="ce1">
            <text:p>clinical_akiHospital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string" table:style-name="ce1">
            <text:p>Only visible if user selects 'Yes' in clinical_aki select menu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Acute Kidney Injury</text:p>
          </table:table-cell>
          <table:table-cell office:value-type="string" table:style-name="ce1">
            <text:p>Highest AKI Stage</text:p>
          </table:table-cell>
          <table:table-cell office:value-type="string" table:style-name="ce1">
            <text:p>clinical_akiStag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Stage 1', 'Stage 2', 'Stage 3'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string" table:style-name="ce1">
            <text:p>Only visible if user selects 'Yes' in clinical_aki select menu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Acute Kidney Injury</text:p>
          </table:table-cell>
          <table:table-cell office:value-type="string" table:style-name="ce1">
            <text:p>Confirm a medication review has been undertaken for AKI</text:p>
          </table:table-cell>
          <table:table-cell office:value-type="string" table:style-name="ce2">
            <text:p>clinical_akiMedReview</text:p>
          </table:table-cell>
          <table:table-cell office:value-type="string" table:style-name="ce2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No', 'Yes'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string" table:style-name="ce1">
            <text:p>Only visible if user selects 'Yes' in clinical_aki select menu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Advanced Care</text:p>
          </table:table-cell>
          <table:table-cell office:value-type="string" table:style-name="ce1">
            <text:p>Does the patient have a Do Not Attempt Resuscitation (DNAR) order in place?</text:p>
          </table:table-cell>
          <table:table-cell office:value-type="string" table:style-name="ce2">
            <text:p>clinical_dnar</text:p>
          </table:table-cell>
          <table:table-cell office:value-type="string" table:style-name="ce2">
            <text:p>1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Advanced Care</text:p>
          </table:table-cell>
          <table:table-cell office:value-type="string" table:style-name="ce1">
            <text:p>Please summarise any advance care planning conversations and any Treatment Escalation Plan (TEP)</text:p>
          </table:table-cell>
          <table:table-cell office:value-type="string" table:style-name="ce2">
            <text:p>clinical_advancedCarePlanning</text:p>
          </table:table-cell>
          <table:table-cell office:value-type="string" table:style-name="ce2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Advanced Care</text:p>
          </table:table-cell>
          <table:table-cell office:value-type="string" table:style-name="ce1">
            <text:p>Have anticipatory medications been included?</text:p>
          </table:table-cell>
          <table:table-cell office:value-type="string" table:style-name="ce2">
            <text:p>clinical_antmeds</text:p>
          </table:table-cell>
          <table:table-cell office:value-type="string" table:style-name="ce2">
            <text:p>1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erapy and Nursing Care</text:p>
          </table:table-cell>
          <table:table-cell office:value-type="string" table:style-name="ce1">
            <text:p>Safeguarding</text:p>
          </table:table-cell>
          <table:table-cell office:value-type="string" table:style-name="ce1">
            <text:p>Have social services been involved during this admission period?</text:p>
          </table:table-cell>
          <table:table-cell office:value-type="string" table:style-name="ce2">
            <text:p>therapycare_socialServices</text:p>
          </table:table-cell>
          <table:table-cell office:value-type="string" table:style-name="ce1">
            <text:p>1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erapy and Nursing Care</text:p>
          </table:table-cell>
          <table:table-cell office:value-type="string" table:style-name="ce1">
            <text:p>Safeguarding</text:p>
          </table:table-cell>
          <table:table-cell office:value-type="string" table:style-name="ce1">
            <text:p>Additional Details</text:p>
          </table:table-cell>
          <table:table-cell office:value-type="string" table:style-name="ce2">
            <text:p>therapycare_socialservicesText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erapy and Nursing Care</text:p>
          </table:table-cell>
          <table:table-cell office:value-type="string" table:style-name="ce1">
            <text:p>Safeguarding</text:p>
          </table:table-cell>
          <table:table-cell office:value-type="string" table:style-name="ce1">
            <text:p>Was there a Deprivation of Liberty (DOL) during admission?</text:p>
          </table:table-cell>
          <table:table-cell office:value-type="string" table:style-name="ce2">
            <text:p>therapycare_depOfLib</text:p>
          </table:table-cell>
          <table:table-cell office:value-type="string" table:style-name="ce1">
            <text:p>1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erapy and Nursing Care</text:p>
          </table:table-cell>
          <table:table-cell table:style-name="ce2"/>
          <table:table-cell office:value-type="string" table:style-name="ce1">
            <text:p>Individual requirements</text:p>
          </table:table-cell>
          <table:table-cell office:value-type="string" table:style-name="ce2">
            <text:p>therapycare_individualRequirements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erapy and Nursing Care</text:p>
          </table:table-cell>
          <table:table-cell table:style-name="ce2"/>
          <table:table-cell office:value-type="string" table:style-name="ce1">
            <text:p>Weight on Admission</text:p>
          </table:table-cell>
          <table:table-cell office:value-type="string" table:style-name="ce2">
            <text:p>therapycare_weightAdmission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numb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erapy and Nursing Care</text:p>
          </table:table-cell>
          <table:table-cell table:style-name="ce2"/>
          <table:table-cell office:value-type="string" table:style-name="ce1">
            <text:p>Weight on Discharge</text:p>
          </table:table-cell>
          <table:table-cell office:value-type="string" table:style-name="ce2">
            <text:p>therapycare_weightDischarg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numb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erapy and Nursing Care</text:p>
          </table:table-cell>
          <table:table-cell office:value-type="string" table:style-name="ce2">
            <text:p>Equipment</text:p>
          </table:table-cell>
          <table:table-cell office:value-type="string" table:style-name="ce1">
            <text:p>Does the patient have any equipment needs?</text:p>
          </table:table-cell>
          <table:table-cell office:value-type="string" table:style-name="ce2">
            <text:p>therapycare_equipmentNeeds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erapy and Nursing Care</text:p>
          </table:table-cell>
          <table:table-cell office:value-type="string" table:style-name="ce2">
            <text:p>Equipment</text:p>
          </table:table-cell>
          <table:table-cell office:value-type="string" table:style-name="ce1">
            <text:p>Equipment Needs' label to 'Equipment Needs (e.g. frames, dressings, continence aids, therapy equipment)</text:p>
          </table:table-cell>
          <table:table-cell office:value-type="string" table:style-name="ce2">
            <text:p>therapycare_equipmentText</text:p>
          </table:table-cell>
          <table:table-cell office:value-type="string" table:style-name="ce1">
            <text:p>0..1</text:p>
          </table:table-cell>
          <table:table-cell office:value-type="string" table:style-name="ce2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erapy and Nursing Care</text:p>
          </table:table-cell>
          <table:table-cell table:style-name="ce2"/>
          <table:table-cell office:value-type="string" table:style-name="ce1">
            <text:p>Does the patient have a Package of Care/Social Support?</text:p>
          </table:table-cell>
          <table:table-cell office:value-type="string" table:style-name="ce2">
            <text:p>therapycare_socialNeeds</text:p>
          </table:table-cell>
          <table:table-cell office:value-type="string" table:style-name="ce1">
            <text:p>0..1</text:p>
          </table:table-cell>
          <table:table-cell office:value-type="string" table:style-name="ce2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erapy and Nursing Care</text:p>
          </table:table-cell>
          <table:table-cell table:style-name="ce2"/>
          <table:table-cell office:value-type="string" table:style-name="ce1">
            <text:p>Social Care Details (e.g. package of care, frequency, provider)</text:p>
          </table:table-cell>
          <table:table-cell office:value-type="string" table:style-name="ce2">
            <text:p>therapycare_socialText</text:p>
          </table:table-cell>
          <table:table-cell office:value-type="string" table:style-name="ce1">
            <text:p>0..1</text:p>
          </table:table-cell>
          <table:table-cell office:value-type="string" table:style-name="ce2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erapy and Nursing Care</text:p>
          </table:table-cell>
          <table:table-cell table:style-name="ce2"/>
          <table:table-cell office:value-type="string" table:style-name="ce1">
            <text:p>Household Composition</text:p>
          </table:table-cell>
          <table:table-cell office:value-type="string" table:style-name="ce2">
            <text:p>therapycare_householdComposition</text:p>
          </table:table-cell>
          <table:table-cell office:value-type="string" table:style-name="ce1">
            <text:p>1..1</text:p>
          </table:table-cell>
          <table:table-cell office:value-type="string" table:style-name="ce2">
            <text:p>datalist</text:p>
          </table:table-cell>
          <table:table-cell office:value-type="string" table:style-name="ce1">
            <text:p>', 'Alone', <text:s/>'Shared accommodation (housemates/lodgers)', 'With family', 'With live-in carer', 'With spouse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Medication Details</text:p>
          </table:table-cell>
          <table:table-cell office:value-type="string" table:style-name="ce1">
            <text:p>Drug Allergies</text:p>
          </table:table-cell>
          <table:table-cell office:value-type="string" table:style-name="ce1">
            <text:p>medication_allergiesFreeText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Medication Changes</text:p>
          </table:table-cell>
          <table:table-cell office:value-type="string" table:style-name="ce1">
            <text:p>Were medications changed during this admission?</text:p>
          </table:table-cell>
          <table:table-cell office:value-type="string" table:style-name="ce1">
            <text:p>medication_chang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Medication Changes</text:p>
          </table:table-cell>
          <table:table-cell office:value-type="string" table:style-name="ce1">
            <text:p>Add new Medication Chang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butto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Medication Changes</text:p>
          </table:table-cell>
          <table:table-cell office:value-type="string" table:style-name="ce1">
            <text:p>Medication Changed</text:p>
          </table:table-cell>
          <table:table-cell office:value-type="string" table:style-name="ce1">
            <text:p>medication_changedMed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Medication Changes</text:p>
          </table:table-cell>
          <table:table-cell office:value-type="string" table:style-name="ce1">
            <text:p>Reason For Change</text:p>
          </table:table-cell>
          <table:table-cell office:value-type="string" table:style-name="ce1">
            <text:p>medication_changedReason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Medication Changes</text:p>
          </table:table-cell>
          <table:table-cell office:value-type="string" table:style-name="ce1">
            <text:p>Future Plan For This Medication</text:p>
          </table:table-cell>
          <table:table-cell office:value-type="string" table:style-name="ce1">
            <text:p>medication_changedPlan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, 'Complete the prescribed course', 'Continue as prescribed', 'Not to be restarted', 'Restart after clinical review', 'Review needed by GP', 'Started during admission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</text:p>
          </table:table-cell>
          <table:table-cell office:value-type="string" table:style-name="ce1">
            <text:p>Were TTOs prescribed?</text:p>
          </table:table-cell>
          <table:table-cell office:value-type="string" table:style-name="ce1">
            <text:p>medication_tto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</text:p>
          </table:table-cell>
          <table:table-cell office:value-type="string" table:style-name="ce1">
            <text:p>Add new TT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butto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</text:p>
          </table:table-cell>
          <table:table-cell office:value-type="string" table:style-name="ce1">
            <text:p>Remove medication item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butto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</text:p>
          </table:table-cell>
          <table:table-cell office:value-type="string" table:style-name="ce1">
            <text:p>Lock medicatio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butto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</text:p>
          </table:table-cell>
          <table:table-cell office:value-type="string" table:style-name="ce1">
            <text:p>Medication</text:p>
          </table:table-cell>
          <table:table-cell office:value-type="string" table:style-name="ce1">
            <text:p>medication_ttoMedication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</text:p>
          </table:table-cell>
          <table:table-cell office:value-type="string" table:style-name="ce1">
            <text:p>Dose</text:p>
          </table:table-cell>
          <table:table-cell office:value-type="string" table:style-name="ce1">
            <text:p>medication_ttoDose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numb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medication_ttoUnit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datalist</text:p>
          </table:table-cell>
          <table:table-cell office:value-type="string" table:style-name="ce1">
            <text:p>', 'application', 'applicatorful', 'bottle(s)', 'caplet', 'capsule', 'drop(s)', 'g', 'mcg', 'mg', 'ml', 'ng', 'patch', 'pessary', 'puff(s)', 'sachet', 'spray(s)', 'suppository', 'tablet', 'unit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</text:p>
          </table:table-cell>
          <table:table-cell office:value-type="string" table:style-name="ce1">
            <text:p>Route</text:p>
          </table:table-cell>
          <table:table-cell office:value-type="string" table:style-name="ce1">
            <text:p>medication_ttoRoute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datalist</text:p>
          </table:table-cell>
          <table:table-cell office:value-type="string" table:style-name="ce1">
            <text:p>', 'BUC - Buccal', 'IA - intraartciular', 'IM <text:s/>- Intramuscular', 'INH - By inhilation', 'Intraoccular', 'Intravitreal', 'IV - Intravenous', 'NEB - By nebulisation', 'NG - By nasogastric tube', 'PEG', 'PO - Oral', 'PR - Rectral', 'PV - Vaginal', 'SC - Subcutaneous', 'SL - Sublingual', 'TD - Transdermal', 'TOP - Topical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</text:p>
          </table:table-cell>
          <table:table-cell office:value-type="string" table:style-name="ce1">
            <text:p>Frequency</text:p>
          </table:table-cell>
          <table:table-cell office:value-type="string" table:style-name="ce1">
            <text:p>medication_ttoFrequency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datalist</text:p>
          </table:table-cell>
          <table:table-cell office:value-type="string" table:style-name="ce1">
            <text:p>', '5 times per day', 'Alternate days', 'As directed', 'BD PRN - twice daily as needed', 'BD - twice daily', 'OD - once day', 'OD PRN - once daily as needed', 'OM - once each morning', 'ON - once each night', 'Once at lunchtime', 'Once at suppertime', 'Once weekly', 'PRN - as needed', 'QDS - 4 times per day', 'QDS PRN - 4 times per day as needed', 'TDS - 3 times per day', 'TDS PRN - 3 times per day as needed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</text:p>
          </table:table-cell>
          <table:table-cell office:value-type="string" table:style-name="ce1">
            <text:p>Length of Course</text:p>
          </table:table-cell>
          <table:table-cell office:value-type="string" table:style-name="ce1">
            <text:p>medication_ttoLengthOfCourse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datalist</text:p>
          </table:table-cell>
          <table:table-cell office:value-type="string" table:style-name="ce1">
            <text:p>', '1 day, '2 days', '3 days', '4 days', '5 days', '6 days', '7 days', '8 days', '9 days', '10 days', '11 days', '12 days', '13 days', '14 days', 'Ongoing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/Pharmacy Sign Off/Pharmacy Clinical Screen</text:p>
          </table:table-cell>
          <table:table-cell office:value-type="string" table:style-name="ce1">
            <text:p>I confirm this TTO is correct</text:p>
          </table:table-cell>
          <table:table-cell office:value-type="string" table:style-name="ce1">
            <text:p>medication_ttoPharmacySignOffCheck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checkbox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/Pharmacy Sign Off/Pharmacy Clinical Scree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medication_ttoPharmacySignOffName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/Pharmacy Sign Off/Pharmacy Clinical Screen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medication_ttoPharmacySignOffDate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/Pharmacy Sign Off/Pharmacy Clinical Screen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medication_ttoPharmacySignOffTime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tim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/Pharmacy Sign Off/Pharmacy Final Check</text:p>
          </table:table-cell>
          <table:table-cell office:value-type="string" table:style-name="ce1">
            <text:p>Availability</text:p>
          </table:table-cell>
          <table:table-cell office:value-type="string" table:style-name="ce1">
            <text:p>medication_ttoPharmacyAvailability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, 'CD Prescription', 'For Dispensing', 'Kitchen', 'Not Dispensed', 'On Ward', 'Ordered from Pharmacy today', 'PODs (At Home)', 'PODs (Blister Pack)', 'PODs (Patient Locker)', 'TTO pack on ward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/Pharmacy Sign Off/Pharmacy Final Check</text:p>
          </table:table-cell>
          <table:table-cell office:value-type="string" table:style-name="ce1">
            <text:p>I confirm this TTO is correct</text:p>
          </table:table-cell>
          <table:table-cell office:value-type="string" table:style-name="ce1">
            <text:p>medication_finalPharmacySignOffCheck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checkbox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/Pharmacy Sign Off/Pharmacy Final Check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medication_finalPharmacySignOffName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/Pharmacy Sign Off/Pharmacy Final Check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medication_finalPharmacySignOffDate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/Pharmacy Sign Off/Pharmacy Final Check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medication_finalPharmacySignOffTime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tim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ischarge Details</text:p>
          </table:table-cell>
          <table:table-cell office:value-type="string" table:style-name="ce1">
            <text:p>Discharge Date/Time</text:p>
          </table:table-cell>
          <table:table-cell office:value-type="string" table:style-name="ce1">
            <text:p>discharge_datetim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datetime-local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ischarge Details</text:p>
          </table:table-cell>
          <table:table-cell office:value-type="string" table:style-name="ce1">
            <text:p>Estimated Discharge Date</text:p>
          </table:table-cell>
          <table:table-cell office:value-type="string" table:style-name="ce1">
            <text:p>discharge_estimatedDat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ischarge Details</text:p>
          </table:table-cell>
          <table:table-cell office:value-type="string" table:style-name="ce1">
            <text:p>Discharging Specialty</text:p>
          </table:table-cell>
          <table:table-cell office:value-type="string" table:style-name="ce1">
            <text:p>discharge_specialty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ischarge Details</text:p>
          </table:table-cell>
          <table:table-cell office:value-type="string" table:style-name="ce1">
            <text:p>Discharge Method</text:p>
          </table:table-cell>
          <table:table-cell office:value-type="string" table:style-name="ce1">
            <text:p>discharge_method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ischarge Details</text:p>
          </table:table-cell>
          <table:table-cell office:value-type="string" table:style-name="ce1">
            <text:p>Discharging Consultant</text:p>
          </table:table-cell>
          <table:table-cell office:value-type="string" table:style-name="ce1">
            <text:p>discharge_careProvider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ischarge Details</text:p>
          </table:table-cell>
          <table:table-cell office:value-type="string" table:style-name="ce1">
            <text:p>Discharging Ward</text:p>
          </table:table-cell>
          <table:table-cell office:value-type="string" table:style-name="ce1">
            <text:p>discharge_ward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ischarge Details</text:p>
          </table:table-cell>
          <table:table-cell office:value-type="string" table:style-name="ce1">
            <text:p>Discharge Pathway</text:p>
          </table:table-cell>
          <table:table-cell office:value-type="string" table:style-name="ce1">
            <text:p>discharge_pathway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, 'End of Life Pathway', 'Pathway One', 'Pathway Two - Cooksons Court', 'Pathway Two – West Mendip', 'Pathway Three – Sherborne House', 'Stroke Pathway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ischarge Details</text:p>
          </table:table-cell>
          <table:table-cell office:value-type="string" table:style-name="ce1">
            <text:p>Discharge Destination</text:p>
          </table:table-cell>
          <table:table-cell office:value-type="string" table:style-name="ce1">
            <text:p>discharge_destination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SEE DISCHARGE DESTINATION ARRAY SHEET TAB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estination Address</text:p>
          </table:table-cell>
          <table:table-cell office:value-type="string" table:style-name="ce1">
            <text:p>Line 1</text:p>
          </table:table-cell>
          <table:table-cell office:value-type="string" table:style-name="ce1">
            <text:p>discharge_differentAddressLine1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string" table:style-name="ce1">
            <text:p>Populated from array objec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estination Address</text:p>
          </table:table-cell>
          <table:table-cell office:value-type="string" table:style-name="ce1">
            <text:p>Line 2</text:p>
          </table:table-cell>
          <table:table-cell office:value-type="string" table:style-name="ce1">
            <text:p>discharge_differentAddressLine2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string" table:style-name="ce1">
            <text:p>Populated from array objec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estination Address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discharge_differentAddressCity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string" table:style-name="ce1">
            <text:p>Populated from array objec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estination Address</text:p>
          </table:table-cell>
          <table:table-cell office:value-type="string" table:style-name="ce1">
            <text:p>County</text:p>
          </table:table-cell>
          <table:table-cell office:value-type="string" table:style-name="ce1">
            <text:p>discharge_differentAddressDistrict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string" table:style-name="ce1">
            <text:p>Populated from array objec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estination Address</text:p>
          </table:table-cell>
          <table:table-cell office:value-type="string" table:style-name="ce1">
            <text:p>Postcode</text:p>
          </table:table-cell>
          <table:table-cell office:value-type="string" table:style-name="ce1">
            <text:p>discharge_differentAddressPostalCod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string" table:style-name="ce1">
            <text:p>Populated from array objec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estination Address</text:p>
          </table:table-cell>
          <table:table-cell office:value-type="string" table:style-name="ce1">
            <text:p>Contact No</text:p>
          </table:table-cell>
          <table:table-cell office:value-type="string" table:style-name="ce1">
            <text:p>discharge_differentAddressContactNo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string" table:style-name="ce1">
            <text:p>Populated from array objec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estination Address</text:p>
          </table:table-cell>
          <table:table-cell office:value-type="string" table:style-name="ce1">
            <text:p>Comments</text:p>
          </table:table-cell>
          <table:table-cell office:value-type="string" table:style-name="ce1">
            <text:p>discharge_differentAddressComments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ollow-Up</text:p>
          </table:table-cell>
          <table:table-cell office:value-type="string" table:style-name="ce1">
            <text:p>AKI Follow-Up</text:p>
          </table:table-cell>
          <table:table-cell office:value-type="string" table:style-name="ce1">
            <text:p>Serum Creatinine at discharge?</text:p>
          </table:table-cell>
          <table:table-cell office:value-type="string" table:style-name="ce1">
            <text:p>followup_akiText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style-name="ce1"/>
          <table:table-cell office:value-type="string" table:style-name="ce1">
            <text:p>Only visible if user selects 'Yes' in clinical_aki select menu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ollow-Up</text:p>
          </table:table-cell>
          <table:table-cell office:value-type="string" table:style-name="ce1">
            <text:p>AKI Follow-Up</text:p>
          </table:table-cell>
          <table:table-cell office:value-type="string" table:style-name="ce1">
            <text:p>The patient is</text:p>
          </table:table-cell>
          <table:table-cell office:value-type="string" table:style-name="ce1">
            <text:p>followup_akiStatus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, 'Stable', 'Improving'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string" table:style-name="ce1">
            <text:p>Only visible if user selects 'Yes' in clinical_aki select menu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ollow-Up</text:p>
          </table:table-cell>
          <table:table-cell office:value-type="string" table:style-name="ce1">
            <text:p>Follow-Up</text:p>
          </table:table-cell>
          <table:table-cell office:value-type="string" table:style-name="ce1">
            <text:p>Does this patient require a follow-up?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butto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ollow-Up</text:p>
          </table:table-cell>
          <table:table-cell office:value-type="string" table:style-name="ce1">
            <text:p>Follow-Up</text:p>
          </table:table-cell>
          <table:table-cell office:value-type="string" table:style-name="ce1">
            <text:p>Follow-Up With</text:p>
          </table:table-cell>
          <table:table-cell office:value-type="string" table:style-name="ce1">
            <text:p>followup_with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select</text:p>
          </table:table-cell>
          <table:table-cell office:value-type="string" table:style-name="ce2">
            <text:p>', 'AEC', 'Community Pharmacy', 'ICRT - Dorset', 'Dietician', 'District Nurse', 'Dressing Clinic', 'GP', 'IRT - Somerset', 'Other Hospital', 'Patient to Arrange', 'Practice Nurse', 'QCAC', 'Rapid Response', 'YDH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ollow-Up</text:p>
          </table:table-cell>
          <table:table-cell office:value-type="string" table:style-name="ce1">
            <text:p>Follow-Up</text:p>
          </table:table-cell>
          <table:table-cell office:value-type="string" table:style-name="ce1">
            <text:p>When</text:p>
          </table:table-cell>
          <table:table-cell office:value-type="string" table:style-name="ce1">
            <text:p>followup_intervalNumber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numb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ollow-Up</text:p>
          </table:table-cell>
          <table:table-cell office:value-type="string" table:style-name="ce1">
            <text:p>Follow-Up</text:p>
          </table:table-cell>
          <table:table-cell office:value-type="string" table:style-name="ce1">
            <text:p>When</text:p>
          </table:table-cell>
          <table:table-cell office:value-type="string" table:style-name="ce1">
            <text:p>followup_interval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Day(s)', 'Week(s)', 'Month(s)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ollow-Up</text:p>
          </table:table-cell>
          <table:table-cell office:value-type="string" table:style-name="ce1">
            <text:p>Follow-Up</text:p>
          </table:table-cell>
          <table:table-cell office:value-type="string" table:style-name="ce1">
            <text:p>Follow-Up Clinical Details</text:p>
          </table:table-cell>
          <table:table-cell office:value-type="string" table:style-name="ce1">
            <text:p>followup_details[index]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ollow-Up</text:p>
          </table:table-cell>
          <table:table-cell office:value-type="string" table:style-name="ce1">
            <text:p>Follow-Up</text:p>
          </table:table-cell>
          <table:table-cell office:value-type="string" table:style-name="ce1">
            <text:p>Follow-Up Notes</text:p>
          </table:table-cell>
          <table:table-cell office:value-type="string" table:style-name="ce1">
            <text:p>followup_notes[index]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Nurse Sign Off</text:p>
          </table:table-cell>
          <table:table-cell office:value-type="string" table:style-name="ce1">
            <text:p>Final Set of Vital Signs</text:p>
          </table:table-cell>
          <table:table-cell office:value-type="string" table:style-name="ce1">
            <text:p>signoff_nurseVitals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Nurs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Nurse Sign Off</text:p>
          </table:table-cell>
          <table:table-cell office:value-type="string" table:style-name="ce1">
            <text:p>NEWS2 Score</text:p>
          </table:table-cell>
          <table:table-cell office:value-type="string" table:style-name="ce1">
            <text:p>signoff_nurseNews2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numb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Nurs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Nurse Sign Off</text:p>
          </table:table-cell>
          <table:table-cell office:value-type="string" table:style-name="ce1">
            <text:p>TTOs Explained to Patient</text:p>
          </table:table-cell>
          <table:table-cell office:value-type="string" table:style-name="ce1">
            <text:p>signoff_nurseTTOs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checkbox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Nurs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Nurse Sign Off/First Nurse Sign Off</text:p>
          </table:table-cell>
          <table:table-cell office:value-type="string" table:style-name="ce1">
            <text:p>I confirm that this discharge summary is correct</text:p>
          </table:table-cell>
          <table:table-cell office:value-type="string" table:style-name="ce1">
            <text:p>signoff_nurseFirstCheck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checkbox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Nurs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Nurse Sign Off/First Nurse Sign Off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ignoff_nurseFirstNam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when signoff_nurseFirstCheck checkbox ticked with user's <text:s/>full nam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Nurse Sign Off/First Nurse Sign Off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signoff_nurseFirstDat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when signoff_nurseFirstCheck checkbox ticked with system da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Nurse Sign Off/First Nurse Sign Off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ignoff_nurseFirstTim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im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when signoff_nurseFirstCheck checkbox ticked with system tim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Nurse Sign Off/Second Nurse Sign Off</text:p>
          </table:table-cell>
          <table:table-cell office:value-type="string" table:style-name="ce1">
            <text:p>I confirm that this discharge summary is correct</text:p>
          </table:table-cell>
          <table:table-cell office:value-type="string" table:style-name="ce1">
            <text:p>signoff_nurseSecondCheck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checkbox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Nurs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Nurse Sign Off/Second Nurse Sign Off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ignoff_nurseSecondNam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when signoff_nurseSecondCheck checkbox ticked with user's full nam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Nurse Sign Off/Second Nurse Sign Off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signoff_nurseSecondDat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when signoff_nurseSecondCheck checkbox ticked with system da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Nurse Sign Off/Second Nurse Sign Off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ignoff_nurseSecondTim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im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when signoff_nurseSecondCheck checkbox ticked with system tim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Dr. Sign Off</text:p>
          </table:table-cell>
          <table:table-cell office:value-type="string" table:style-name="ce1">
            <text:p>I confirm that I have completed all the relevant sections of this summary. This is ready to be sent to the GP via electronic transmission</text:p>
          </table:table-cell>
          <table:table-cell office:value-type="string" table:style-name="ce1">
            <text:p>signoff_drCheck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checkbox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D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Dr. Sign Off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ignoff_drNam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when signoff_drCheck checkbox ticked with user's full nam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Dr. Sign Off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signoff_drDat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when signoff_drCheck checkbox ticked with system dat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Dr. Sign Off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ignoff_drTim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im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when signoff_drCheck checkbox ticked with system tim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Dr. Sign Off</text:p>
          </table:table-cell>
          <table:table-cell office:value-type="string" table:style-name="ce1">
            <text:p>Contact No</text:p>
          </table:table-cell>
          <table:table-cell office:value-type="string" table:style-name="ce1">
            <text:p>signoff_drContactNo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D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Dr. Sign Off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signoff_drGrad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, 'Associate Specialist', 'Consultant', 'F1', 'F2', 'Middle Grade', 'Registrar', 'SHO', 'Trainee ACP'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Dr</text:p>
          </table:table-cell>
          <table:table-cell table:number-columns-repeated="16375"/>
        </table:table-row>
        <table:table-row table:number-rows-repeated="1048462" table:style-name="ro2">
          <table:table-cell table:number-columns-repeated="16384"/>
        </table:table-row>
      </table:table>
      <table:table table:name="Discharge_Destination_Array" table:style-name="ta2">
        <table:table-column table:style-name="co11" table:default-cell-style-name="ce1"/>
        <table:table-column table:style-name="co9" table:number-columns-repeated="16383" table:default-cell-style-name="ce1"/>
        <table:table-row table:style-name="ro1">
          <table:table-cell office:value-type="string" table:style-name="ce1">
            <text:p>    const destinations = [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Blandford Community Hospita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Milldown Road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Blandford Forum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Dorset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DT11 7DD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Bridgwater Community Hospita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Bower Lane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Bridgwater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Somerset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TA6 4GU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Bristol Royal Infirmary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Marlborough Street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Bristo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Bristo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BS2 8HW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Burnham-on-sea War Memorial Hospita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6 Love Lane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Burnham-On-Sea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Somerset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TA8 1ED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Chard Community Hospita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Crewkerne Road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Chard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Somerset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TA20 1NF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Crewkerne Community Hospita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Middle Path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Crewkerne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Somerset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TA18 8BG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Dene Barton Community Hospita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Dene Road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Cotford St Luke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Taunton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Somerset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TA4 1DD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Dorset County Hospita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Williams Avenue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Dorchester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Dorset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DT1 2JY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Family/Friend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Frome Community Hospita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Enos Way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Frome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Somerset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BA11 2FH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Minehead Community Hospita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Luttrell Way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Minehead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Somerset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TA24 6DF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Musgrove Park Hospital - Taunton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Parkfield Drive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Taunton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Somerset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TA1 5DA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Nursing Accommodation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Residential Accommodation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Royal Devon and Exeter Hospita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Barrack Road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Exeter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Devon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EX2 5DW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Salisbury District Hospita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Odstock Road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Salisbury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Wiltshire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SP2 8BJ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Shepton Mallet Community Hospita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Old Wells Road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Shepton Mallet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Somerset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BA4 4PG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South Petherton Community Hospita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Benard Way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South Petherton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Somerset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TA13 5EF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Southampton General Hospita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Tremona Road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Southampton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Hampshire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SO16 6YD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Southmead Hospital - Bristo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Southmead Road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Bristo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Bristo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BS10 5NB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Usual place of Residence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Wellington Community Hospita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Bulford Lane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Wellington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Somerset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TA21 8QQ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West Mendip Community Hospita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Old Wells Road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Glastonbury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Somerset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BA6 8JD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Westminster Memorial Hospital - Shaftesbury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Abbey Walk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Shaftesbury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Dorset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SP7 8BD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Williton Community Hospita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North Road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Williton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Taunton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Somerset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TA4 4RA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Wincanton Community Hospital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Dancing Lane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Wincaton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Somerset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BA9 9DQ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{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name: 'Yeatman Hospital - Sherborne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1: 'Hospital Lane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line2: '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city: 'Sherborne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district: 'Dorset'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    postalcode: 'DT9 3JU'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    }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   ];</text:p>
          </table:table-cell>
          <table:table-cell table:number-columns-repeated="16383"/>
        </table:table-row>
        <table:table-row table:number-rows-repeated="1048350" table:style-name="ro1">
          <table:table-cell table:number-columns-repeated="16384"/>
        </table:table-row>
      </table:table>
      <table:database-ranges>
        <table:database-range table:target-range-address="Solutions_Development_Spec.A1:Solutions_Development_Spec.J114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razer Smith</meta:initial-creator>
    <dc:creator>Frazer Smith</dc:creator>
    <meta:creation-date>2020-02-05T10:41:45Z</meta:creation-date>
    <dc:date>2020-05-18T18:03:20Z</dc:date>
  </office:meta>
</office:document-meta>
</file>